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ue Haas Grotesk Text Pro" svg:font-family="'Neue Haas Grotesk Text Pro'"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Neue Haas Grotesk Text Pro" fo:font-size="14pt" officeooo:rsid="001e12c9" officeooo:paragraph-rsid="001e12c9" style:font-size-asian="14pt" style:font-size-complex="14pt"/>
    </style:style>
    <style:style style:name="P2" style:family="paragraph" style:parent-style-name="Standard">
      <style:paragraph-properties fo:text-align="justify" style:justify-single-word="false"/>
      <style:text-properties style:font-name="Neue Haas Grotesk Text Pro" fo:font-size="14pt" officeooo:paragraph-rsid="001e12c9" style:font-size-asian="14pt" style:font-size-complex="14pt"/>
    </style:style>
    <style:style style:name="P3" style:family="paragraph" style:parent-style-name="Standard">
      <style:paragraph-properties fo:text-align="justify" style:justify-single-word="false"/>
      <style:text-properties style:font-name="Neue Haas Grotesk Text Pro" fo:font-size="14pt" officeooo:paragraph-rsid="001f6fbc" style:font-size-asian="14pt" style:font-size-complex="14pt"/>
    </style:style>
    <style:style style:name="T1" style:family="text">
      <style:text-properties officeooo:rsid="001f6f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o Di Fresco – <text:span text:style-name="T1">AB</text:span> <text:span text:style-name="T1">126</text:span> – <text:span text:style-name="T1">22</text:span> – <text:span text:style-name="T1">21</text:span>.01.2025</text:p>
      <text:p text:style-name="P2"/>
      <text:p text:style-name="P3">Liebe Milena,</text:p>
      <text:p text:style-name="P3">Ich habe eine Erkältung. Der Arzt hat mich bis Ende Woche krankgeschrieben. Wärst Du so nett und könntest ein paar meiner Aufgaben übernehmen? Zuerst sollte Büromaterial (Kugelschreiber und Schreibblöcke) bestellt werden. Der nächste wichtige Punkt: Die Rechnungen müssen erledigt werden. Das ist dringend, denn die Kunden können sonst nicht bezahlen. Und es wäre toll, wenn Du auch die Pflanze auf dem Schreibtisch giessen könntest.</text:p>
      <text:p text:style-name="P3"/>
      <text:p text:style-name="P3">Vielen Dank für Deine Hilfe!</text:p>
      <text:p text:style-name="P3"/>
      <text:p text:style-name="P3">Sandr<text:span text:style-name="T1">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ue Haas Grotesk Text Pro" svg:font-family="'Neue Haas Grotesk Text Pro'"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9:00:10.399207576</meta:creation-date>
    <dc:date>2025-01-21T19:09:58.246699615</dc:date>
    <meta:editing-duration>PT25M53S</meta:editing-duration>
    <meta:editing-cycles>4</meta:editing-cycles>
    <meta:generator>LibreOffice/24.2.7.2$Linux_X86_64 LibreOffice_project/420$Build-2</meta:generator>
    <meta:print-date>2025-01-21T19:03:36.095012465</meta:print-date>
    <dc:creator>Marco Di Fresco</dc:creator>
    <meta:printed-by>Marco Di Fresco</meta:printed-by>
    <meta:document-statistic meta:table-count="0" meta:image-count="0" meta:object-count="0" meta:page-count="1" meta:paragraph-count="5" meta:word-count="79" meta:character-count="522" meta:non-whitespace-character-count="445"/>
  </office:meta>
</office:document-meta>
</file>